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D5E8EF6EFE3AC7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11cm" svg:height="12.533cm" svg:x="0.053cm" svg:y="0.078cm">
          <draw:image xlink:href="Pictures/1000000000000280000001E09D5E8EF6EFE3AC7D.jpg" xlink:type="simple" xlink:show="embed" xlink:actuate="onLoad" loext:mime-type="image/jpeg">
            <text:p/>
          </draw:image>
        </draw:frame>
        <draw:frame draw:style-name="gr2" draw:text-style-name="P2" draw:layer="layout" svg:width="5.078cm" svg:height="1.673cm" svg:x="17.441cm" svg:y="7.679cm">
          <draw:text-box>
            <text:p text:style-name="P1">Câble USB pour</text:p>
            <text:p text:style-name="P1">chargement</text:p>
          </draw:text-box>
        </draw:frame>
        <draw:line draw:style-name="gr3" draw:text-style-name="P3" draw:layer="layout" svg:x1="17.653cm" svg:y1="8.636cm" svg:x2="11.43cm" svg:y2="8.7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3T15:25:54.085024086</dc:date>
    <meta:editing-duration>PT29M51S</meta:editing-duration>
    <meta:editing-cycles>9</meta:editing-cycles>
    <meta:document-statistic meta:object-count="3"/>
  </office:meta>
</office:document-meta>
</file>